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MIRemoteRepository.RMIRemoteRepository( LocalAdapterFactory factory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RemoteRepository.RMIRemoteRepository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